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text-underline-style="none" officeooo:paragraph-rsid="000a8453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text-underline-style="none" officeooo:rsid="000a8453" officeooo:paragraph-rsid="000a8453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Arial" fo:font-size="24pt" fo:font-style="normal" style:text-underline-style="none" fo:font-weight="bold" style:font-name-asian="Monospace" style:font-size-asian="24pt" style:font-style-asian="normal" style:font-weight-asian="bold" style:font-name-complex="Monospace" style:font-size-complex="24pt" style:font-style-complex="normal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Arial" fo:font-size="20pt" fo:font-style="normal" style:text-underline-style="none" fo:font-weight="bold" style:font-name-asian="Monospace" style:font-size-asian="20pt" style:font-style-asian="normal" style:font-weight-asian="bold" style:font-name-complex="Monospace" style:font-size-complex="20pt" style:font-style-complex="normal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Monospace" fo:font-size="10pt" fo:font-style="italic" style:text-underline-style="none" style:font-name-asian="Monospace" style:font-size-asian="10pt" style:font-style-asian="italic" style:font-name-complex="Monospace" style:font-size-complex="10pt" style:font-style-complex="italic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Monospace" fo:font-size="10pt" fo:font-style="italic" style:text-underline-style="none" officeooo:paragraph-rsid="000a8453" style:font-name-asian="Monospace" style:font-size-asian="10pt" style:font-style-asian="italic" style:font-name-complex="Monospace" style:font-size-complex="10pt" style:font-style-complex="italic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Arial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c0c0c0" style:font-name="Monospace" fo:font-size="10pt" style:text-underline-style="none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officeooo:paragraph-rsid="000a8453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Monospace" fo:font-size="10pt" fo:font-style="italic" style:text-underline-style="none" officeooo:paragraph-rsid="000e81b0" style:font-name-asian="Monospace" style:font-size-asian="10pt" style:font-style-asian="italic" style:font-name-complex="Monospace" style:font-size-complex="10pt" style:font-style-complex="italic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style:font-name="Monospace" fo:font-size="10pt" style:text-underline-style="none" officeooo:rsid="000a8453" style:font-name-asian="Monospace" style:font-size-asian="10pt" style:font-name-complex="Monospace" style:font-size-complex="10pt"/>
    </style:style>
    <style:style style:name="T5" style:family="text">
      <style:text-properties fo:color="#000000" style:font-name="Monospace" fo:font-size="10pt" style:text-underline-style="none" officeooo:rsid="000b906c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none" fo:font-weight="bold" officeooo:rsid="000a8453" style:font-name-asian="Monospace" style:font-size-asian="10pt" style:font-weight-asian="bold" style:font-name-complex="Monospace" style:font-size-complex="10pt" style:font-weight-complex="bold"/>
    </style:style>
    <style:style style:name="T7" style:family="text">
      <style:text-properties fo:color="#0000ff"/>
    </style:style>
    <style:style style:name="T8" style:family="text">
      <style:text-properties fo:color="#00aa00" fo:font-style="italic" style:font-style-asian="italic" style:font-style-complex="italic"/>
    </style:style>
    <style:style style:name="T9" style:family="text">
      <style:text-properties fo:color="#7d7d7d" fo:font-style="italic" style:font-style-asian="italic" style:font-style-complex="italic"/>
    </style:style>
    <style:style style:name="T10" style:family="text">
      <style:text-properties fo:color="#c0c0c0"/>
    </style:style>
    <style:style style:name="T11" style:family="text">
      <style:text-properties style:text-underline-style="none"/>
    </style:style>
    <style:style style:name="T12" style:family="text">
      <style:text-properties officeooo:rsid="000a8453"/>
    </style:style>
    <style:style style:name="T13" style:family="text">
      <style:text-properties fo:font-style="italic" officeooo:rsid="000a8453" style:font-style-asian="italic" style:font-style-complex="italic"/>
    </style:style>
    <style:style style:name="T14" style:family="text">
      <style:text-properties fo:font-weight="bold" officeooo:rsid="000a8453" style:font-weight-asian="bold" style:font-weight-complex="bold"/>
    </style:style>
    <style:style style:name="T15" style:family="text">
      <style:text-properties fo:font-weight="bold" officeooo:rsid="000b906c" style:font-weight-asian="bold" style:font-weight-complex="bold"/>
    </style:style>
    <style:style style:name="T16" style:family="text">
      <style:text-properties fo:font-weight="normal" officeooo:rsid="000a8453" style:font-weight-asian="normal" style:font-weight-complex="normal"/>
    </style:style>
    <style:style style:name="T17" style:family="text">
      <style:text-properties fo:color="#808080" fo:font-style="italic" officeooo:rsid="000a8453" style:font-style-asian="italic" style:font-style-complex="italic"/>
    </style:style>
    <style:style style:name="T18" style:family="text">
      <style:text-properties fo:color="#808080" officeooo:rsid="000a8453"/>
    </style:style>
    <style:style style:name="T19" style:family="text">
      <style:text-properties officeooo:rsid="000d11ce"/>
    </style:style>
    <style:style style:name="T20" style:family="text">
      <style:text-properties officeooo:rsid="000e8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y<text:span text:style-name="T19">Deep</text:span> Style-Guide</text:p>
      <text:p text:style-name="P8"/>
      <text:p text:style-name="P9"/>
      <text:p text:style-name="P13"><text:span text:style-name="T1">Try to stay consistent with this layout! It fulfills </text:span><text:a xlink:type="simple" xlink:href="http://www.python.org/dev/peps/pep-0008/">PEP 8.0 </text:a><text:span text:style-name="T1"><text:s/>and the </text:span><text:a xlink:type="simple" xlink:href="http://mdp-toolkit.sourceforge.net/development.html#general-style-guidelines">MDP guidline</text:a><text:span text:style-name="T1"> and additionally you should follow the guide: </text:span><text:a xlink:type="simple" xlink:href="http://python.net/%7Egoodger/projects/pycon/2007/idiomatic/handout.html">Code like a Pythonista</text:a><text:span text:style-name="T1">.</text:span></text:p>
      <text:p text:style-name="P3"/>
      <text:p text:style-name="P10">''' Here goes the module description</text:p>
      <text:p text:style-name="P1"/>
      <text:p text:style-name="P10"><text:s text:c="4"/>:Implemented:</text:p>
      <text:p text:style-name="P10"><text:s text:c="7"/><text:span text:style-name="T11"><text:s/>- ClassA</text:span></text:p>
      <text:p text:style-name="P11"><text:s text:c="8"/>- ClassB</text:p>
      <text:p text:style-name="P11"><text:s text:c="8"/>- ...</text:p>
      <text:p text:style-name="P11"><text:s text:c="8"/></text:p>
      <text:p text:style-name="P11"><text:s text:c="4"/>:Version:</text:p>
      <text:p text:style-name="P11"><text:s text:c="8"/><text:span text:style-name="T12">1</text:span>.0</text:p>
      <text:p text:style-name="P11"><text:s text:c="8"/></text:p>
      <text:p text:style-name="P11"><text:s text:c="4"/>:Date:</text:p>
      <text:p text:style-name="P11"><text:s text:c="8"/><text:span text:style-name="T20">19</text:span>.0<text:span text:style-name="T20">7</text:span>.20<text:span text:style-name="T12">16</text:span></text:p>
      <text:p text:style-name="P11"><text:s text:c="4"/></text:p>
      <text:p text:style-name="P11"><text:s text:c="4"/>:Author:</text:p>
      <text:p text:style-name="P11"><text:s text:c="8"/>Max Mustermann</text:p>
      <text:p text:style-name="P11"><text:s text:c="8"/></text:p>
      <text:p text:style-name="P11"><text:s text:c="4"/>:Contact:</text:p>
      <text:p text:style-name="P16"><text:s text:c="8"/>MaxMustermann@<text:span text:style-name="T20">email</text:span>.com</text:p>
      <text:p text:style-name="P11"><text:s text:c="8"/></text:p>
      <text:p text:style-name="P11"><text:s text:c="4"/>:License:</text:p>
      <text:p text:style-name="P11"><text:s text:c="8"/></text:p>
      <text:p text:style-name="P12"><text:s text:c="8"/>Copyright (C) 201<text:span text:style-name="T20">6</text:span> <text:s/><text:span text:style-name="T12">Max Mustermann</text:span></text:p>
      <text:p text:style-name="P2"/>
      <text:p text:style-name="P11"><text:s text:c="8"/>This program is free software: you can redistribute it and/or modify</text:p>
      <text:p text:style-name="P11"><text:s text:c="8"/>it under the terms of the GNU General Public License as published by</text:p>
      <text:p text:style-name="P11"><text:s text:c="8"/>the Free Software Foundation, either version 3 of the License, or</text:p>
      <text:p text:style-name="P11"><text:s text:c="8"/>(at your option) any later version.</text:p>
      <text:p text:style-name="P2"/>
      <text:p text:style-name="P11"><text:s text:c="8"/>This program is distributed in the hope that it will be useful,</text:p>
      <text:p text:style-name="P11"><text:s text:c="8"/>but WITHOUT ANY WARRANTY; without even the implied warranty of</text:p>
      <text:p text:style-name="P11"><text:s text:c="8"/>MERCHANTABILITY or FITNESS FOR A PARTICULAR PURPOSE. <text:s/>See the</text:p>
      <text:p text:style-name="P11"><text:s text:c="8"/>GNU General Public License for more details.</text:p>
      <text:p text:style-name="P2"/>
      <text:p text:style-name="P11"><text:s text:c="8"/>You should have received a copy of the GNU General Public License</text:p>
      <text:p text:style-name="P11"><text:s text:c="8"/>along with this program. <text:s/>If not, see &lt;http://www.gnu.org/licenses/&gt;.</text:p>
      <text:p text:style-name="P11"><text:s text:c="6"/></text:p>
      <text:p text:style-name="P11">'''</text:p>
      <text:p text:style-name="P2"/>
      <text:p text:style-name="P14"># Always import numpy like this</text:p>
      <text:p text:style-name="P2"><text:span text:style-name="T7">import</text:span><text:span text:style-name="T1"> numpy </text:span><text:span text:style-name="T7">as</text:span><text:span text:style-name="T1"> numx</text:span></text:p>
      <text:p text:style-name="P2"><text:span text:style-name="T7">import</text:span><text:span text:style-name="T1"> ...</text:span></text:p>
      <text:p text:style-name="P2"/>
      <text:p text:style-name="P2"><text:span text:style-name="T7">class</text:span><text:span text:style-name="T1"> </text:span><text:span text:style-name="T2">ClassA</text:span><text:span text:style-name="T1">(object):</text:span></text:p>
      <text:p text:style-name="P2"><text:span text:style-name="T1"><text:s text:c="4"/></text:span><text:span text:style-name="T8">''' Description of the class.</text:span></text:p>
      <text:p text:style-name="P11"><text:s text:c="4"/></text:p>
      <text:p text:style-name="P11"><text:s text:c="8"/>:INFO:</text:p>
      <text:p text:style-name="P11"><text:s text:c="12"/>Addition information like refernces</text:p>
      <text:p text:style-name="P11"><text:s text:c="4"/></text:p>
      <text:p text:style-name="P11"><text:s text:c="4"/>'''</text:p>
      <text:p text:style-name="P2"><text:soft-page-break/><text:span text:style-name="T3"><text:s text:c="4"/></text:span><text:span text:style-name="T9">@classmethod <text:s text:c="3"/></text:span></text:p>
      <text:p text:style-name="P2"><text:span text:style-name="T1"><text:s text:c="4"/></text:span><text:span text:style-name="T7">def</text:span><text:span text:style-name="T1"> </text:span><text:span text:style-name="T2">my_class_method</text:span><text:span text:style-name="T1">(</text:span><text:span text:style-name="T3">self</text:span><text:span text:style-name="T1">, </text:span></text:p>
      <text:p text:style-name="P4"><text:s text:c="26"/>parameter1,</text:p>
      <text:p text:style-name="P4"><text:s text:c="26"/>... </text:p>
      <text:p text:style-name="P2"><text:span text:style-name="T1"><text:s text:c="26"/>parameter1 = </text:span><text:span text:style-name="T8">'AUTO'</text:span><text:span text:style-name="T1">):</text:span></text:p>
      <text:p text:style-name="P2"><text:span text:style-name="T1"><text:s text:c="8"/></text:span><text:span text:style-name="T8">''' Method description.</text:span></text:p>
      <text:p text:style-name="P2"/>
      <text:p text:style-name="P11"><text:s text:c="8"/>:Parameters: <text:s text:c="9"/></text:p>
      <text:p text:style-name="P11"><text:s text:c="12"/>parameter1: Description for parameter 1.</text:p>
      <text:p text:style-name="P11"><text:s text:c="23"/>-type: type(s) of parameter 1.</text:p>
      <text:p text:style-name="P11"><text:s text:c="33"/></text:p>
      <text:p text:style-name="P11"><text:s text:c="12"/></text:p>
      <text:p text:style-name="P11"><text:s text:c="12"/>...</text:p>
      <text:p text:style-name="P11"><text:s text:c="12"/></text:p>
      <text:p text:style-name="P11"><text:s text:c="12"/>parameterN: Description for parameter N.</text:p>
      <text:p text:style-name="P11"><text:s text:c="23"/>-type: type(s) of parameter N.</text:p>
      <text:p text:style-name="P11"><text:s text:c="8"/></text:p>
      <text:p text:style-name="P11"><text:s text:c="8"/>:Returns:</text:p>
      <text:p text:style-name="P11"><text:s text:c="12"/>Return description</text:p>
      <text:p text:style-name="P11"><text:s text:c="11"/>-type: type(s) of the Returned value(s)</text:p>
      <text:p text:style-name="P11"><text:s text:c="8"/></text:p>
      <text:p text:style-name="P11"><text:s text:c="8"/>'''</text:p>
      <text:p text:style-name="P2"><text:span text:style-name="T1"><text:s text:c="8"/></text:span><text:span text:style-name="T10"># Here goes the clear and well documented code</text:span></text:p>
      <text:p text:style-name="P2"><text:span text:style-name="T1"><text:s text:c="8"/></text:span><text:span text:style-name="T7">if</text:span><text:span text:style-name="T1"> (parameter1 == </text:span><text:span text:style-name="T8">"AUTO"</text:span><text:span text:style-name="T1">):</text:span></text:p>
      <text:p text:style-name="P2"><text:span text:style-name="T1"><text:s text:c="12"/></text:span><text:span text:style-name="T7">return</text:span><text:span text:style-name="T1"> </text:span><text:span text:style-name="T7">True</text:span></text:p>
      <text:p text:style-name="P2"><text:span text:style-name="T1"><text:s text:c="8"/></text:span><text:span text:style-name="T7">else</text:span></text:p>
      <text:p text:style-name="P2"><text:span text:style-name="T1"><text:s text:c="12"/></text:span><text:span text:style-name="T7">return</text:span><text:span text:style-name="T1"> </text:span><text:span text:style-name="T7">False</text:span></text:p>
      <text:p text:style-name="P2"/>
      <text:p text:style-name="P2"/>
      <text:p text:style-name="P2"><text:span text:style-name="T1"><text:s text:c="4"/></text:span><text:span text:style-name="T7">def</text:span><text:span text:style-name="T1"> </text:span><text:span text:style-name="T2">__init__</text:span><text:span text:style-name="T1">(</text:span><text:span text:style-name="T3">self</text:span><text:span text:style-name="T1">):</text:span></text:p>
      <text:p text:style-name="P2"><text:span text:style-name="T1"><text:s text:c="8"/></text:span><text:span text:style-name="T8">''' Description of the constructor.</text:span></text:p>
      <text:p text:style-name="P11"><text:s text:c="12"/></text:p>
      <text:p text:style-name="P2"><text:span text:style-name="T8"><text:s text:c="8"/>'''</text:span><text:span text:style-name="T1"> <text:s text:c="2"/></text:span></text:p>
      <text:p text:style-name="P2"><text:span text:style-name="T1"><text:s text:c="8"/></text:span><text:span text:style-name="T10"># Try to cvheck everything that is possible to check and <text:s/></text:span></text:p>
      <text:p text:style-name="P2"><text:span text:style-name="T1"><text:s text:c="8"/></text:span><text:span text:style-name="T10"># through an exception if conditions are not fulfilled</text:span></text:p>
      <text:p text:style-name="P2"/>
      <text:p text:style-name="P2"/>
      <text:p text:style-name="P2"><text:span text:style-name="T1"><text:s text:c="4"/></text:span><text:span text:style-name="T7">def</text:span><text:span text:style-name="T1"> </text:span><text:span text:style-name="T2">my_method</text:span><text:span text:style-name="T1">(</text:span><text:span text:style-name="T3">self</text:span><text:span text:style-name="T1">, </text:span></text:p>
      <text:p text:style-name="P4"><text:s text:c="19"/>parameter1,</text:p>
      <text:p text:style-name="P4"><text:s text:c="4"/>...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6">Documentation Syntax:</text:p>
      <text:p text:style-name="P6"/>
      <text:p text:style-name="P5"><text:span text:style-name="T14">A</text:span><text:span text:style-name="T12"> → </text:span><text:span text:style-name="T18">“””</text:span><text:span text:style-name="T17">String</text:span><text:span text:style-name="T14"> B</text:span><text:span text:style-name="T18">“””</text:span></text:p>
      <text:p text:style-name="P5"><text:span text:style-name="T14">B</text:span><text:span text:style-name="T12"> → </text:span><text:span text:style-name="T14">C B</text:span><text:span text:style-name="T12"> | </text:span><text:span text:style-name="T14">€</text:span></text:p>
      <text:p text:style-name="P5"><text:span text:style-name="T14">C </text:span><text:span text:style-name="T16">→</text:span><text:span text:style-name="T14"> D</text:span><text:span text:style-name="T12"> | </text:span><text:span text:style-name="T14">E</text:span></text:p>
      <text:p text:style-name="P5"><text:span text:style-name="T14">D</text:span><text:span text:style-name="T12"> → </text:span><text:span text:style-name="T18">:</text:span><text:span text:style-name="T15">F</text:span><text:span text:style-name="T18">:</text:span><text:span text:style-name="T12"> </text:span><text:span text:style-name="T17">String</text:span></text:p>
      <text:p text:style-name="P5"><text:span text:style-name="T15">F</text:span><text:span text:style-name="T12"> → </text:span><text:span text:style-name="T17">Info</text:span><text:span text:style-name="T13">|</text:span><text:span text:style-name="T17">Implemented</text:span><text:span text:style-name="T13">|</text:span><text:span text:style-name="T17">Version</text:span><text:span text:style-name="T13">|</text:span><text:span text:style-name="T17">Date</text:span><text:span text:style-name="T13">|</text:span><text:span text:style-name="T17">Author</text:span><text:span text:style-name="T13">|</text:span><text:span text:style-name="T17">Contact</text:span><text:span text:style-name="T13">|</text:span><text:span text:style-name="T17">License</text:span></text:p>
      <text:p text:style-name="P5"><text:span text:style-name="T15">E</text:span><text:span text:style-name="T12"> → </text:span><text:span text:style-name="T18">:</text:span><text:span text:style-name="T15">G</text:span><text:span text:style-name="T18">:</text:span><text:span text:style-name="T12"> </text:span><text:span text:style-name="T17">-type: String</text:span></text:p>
      <text:p text:style-name="P5"><text:span text:style-name="T15">G</text:span><text:span text:style-name="T12"> → </text:span><text:span text:style-name="T17">Parameters</text:span><text:span text:style-name="T13">|</text:span><text:span text:style-name="T17">Returns</text:span></text:p>
      <text:p text:style-name="P4"/>
      <text:p text:style-name="P4"/>
      <text:p text:style-name="P15"><text:span text:style-name="T6">€</text:span><text:span text:style-name="T4"> = “epsilon” </text:span><text:span text:style-name="T5">= empty wor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Melchior</meta:initial-creator>
    <meta:creation-date>2013-03-04T16:08:27</meta:creation-date>
    <dc:date>2016-07-19T12:56:31.419737863</dc:date>
    <dc:creator>Jan Melchior</dc:creator>
    <meta:editing-duration>PT14M1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90" meta:word-count="312" meta:character-count="2635" meta:non-whitespace-character-count="1697"/>
  </office:meta>
</office:document-meta>
</file>